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ListenerImpl.processAction( ActionEve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ctionListenerImpl.ActionListenerImpl( ActionListener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ListenerImpl.setErrorOutcome( String errorOut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ListenerImpl.getErrorOutc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